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735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5.154cm"/>
    </style:style>
    <style:style style:name="co4" style:family="table-column">
      <style:table-column-properties fo:break-before="auto" style:column-width="5.8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fe7f5" fo:border="0.06pt solid #000000"/>
    </style:style>
    <style:style style:name="ce3" style:family="table-cell" style:parent-style-name="Default">
      <style:table-cell-properties fo:background-color="#ffffff" fo:border="none"/>
    </style:style>
    <style:style style:name="ce4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cc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fe7f5" fo:border="0.06pt solid #000000"/>
      <style:map style:condition="cell-content()&gt;[$Hoja1.$B$18]" style:apply-style-name="Sin_20_título1" style:base-cell-address="Hoja1.B2"/>
      <style:map style:condition="cell-content()=0" style:apply-style-name="Heading" style:base-cell-address="Hoja1.B2"/>
    </style:style>
    <style:style style:name="ce9" style:family="table-cell" style:parent-style-name="Default">
      <style:table-cell-properties fo:background-color="#cfe7f5"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ffffcc" fo:border="0.06pt solid #000000"/>
    </style:style>
    <style:style style:name="ce12" style:family="table-cell" style:parent-style-name="Default" style:data-style-name="N104">
      <style:table-cell-properties fo:background-color="#cfe7f5" fo:border="0.06pt solid #000000"/>
      <style:map style:condition="cell-content()=0" style:apply-style-name="Heading" style:base-cell-address="Hoja1.C2"/>
    </style:style>
    <style:style style:name="ce13" style:family="table-cell" style:parent-style-name="Default" style:data-style-name="N104">
      <style:table-cell-properties fo:background-color="#cfe7f5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4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99ff" fo:border="0.06pt solid #000000"/>
      <style:text-properties fo:font-weight="bold" style:font-weight-asian="bold" style:font-weight-complex="bold"/>
    </style:style>
    <style:style style:name="ce16" style:family="table-cell" style:parent-style-name="Default" style:data-style-name="N104">
      <style:table-cell-properties fo:background-color="#cfe7f5" fo:border="0.06pt solid #000000"/>
    </style:style>
    <style:style style:name="ce17" style:family="table-cell" style:parent-style-name="Default" style:data-style-name="N104">
      <style:table-cell-properties fo:background-color="#cfe7f5" fo:border="0.06pt solid #000000"/>
      <style:text-properties fo:font-weight="bold" style:font-weight-asian="bold" style:font-weight-complex="bold"/>
      <style:map style:condition="is-true-formula(IF([.$D$15]-[.$C$15]&lt;=[.$C$15]*0.01;1;0))" style:apply-style-name="Sin_20_título9" style:base-cell-address="Hoja1.D15"/>
      <style:map style:condition="is-true-formula(IF([.$D$15]-[.$C$15]&lt;=[.$C$15]*0.05;2;0))" style:apply-style-name="Sin_20_título8" style:base-cell-address="Hoja1.D15"/>
      <style:map style:condition="is-true-formula(IF([.$D$15]-[.$C$15]&gt;[.$C$15]*0.05;3;0))" style:apply-style-name="Sin_20_título5" style:base-cell-address="Hoja1.D15"/>
    </style:style>
    <style:style style:name="ce18" style:family="table-cell" style:parent-style-name="Default">
      <style:table-cell-properties style:cell-protect="hidden-and-protected" style:print-content="false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21.1cm" svg:height="11.492cm" svg:x="0.027cm" svg:y="8.931cm">
            <draw:object draw:notify-on-update-of-ranges="Hoja1.A2:Hoja1.A13 Hoja1.C1:Hoja1.C1 Hoja1.C2:Hoja1.C13 Hoja1.D1:Hoja1.D1 Hoja1.D2:Hoja1.D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Consumidor</text:p>
          </table:table-cell>
          <table:table-cell table:style-name="ce1" office:value-type="string" calcext:value-type="string">
            <text:p>Litros/Mes</text:p>
          </table:table-cell>
          <table:table-cell table:style-name="ce1" office:value-type="string" calcext:value-type="string">
            <text:p>Ingreso Eur/Mes tarifa actual</text:p>
          </table:table-cell>
          <table:table-cell table:style-name="ce15" office:value-type="string" calcext:value-type="string">
            <text:p>Ingreso Eur/Mes tarifa propuesta</text:p>
          </table:table-cell>
          <table:table-cell/>
        </table:table-row>
        <table:table-row table:style-name="ro1">
          <table:table-cell table:style-name="ce2" office:value-type="string" calcext:value-type="string">
            <text:p>Fabricaciones Wiki, S.L.</text:p>
          </table:table-cell>
          <table:table-cell table:style-name="ce8" office:value-type="float" office:value="37290" calcext:value-type="float">
            <text:p>37290</text:p>
          </table:table-cell>
          <table:table-cell table:style-name="ce12" table:formula="of:=IF([.B2]&lt;[.$B18];[.B2]*[.$B19];([.B2]-[.$B18])*[.$B20]+([.$B18]*[.$B19]))" office:value-type="currency" office:currency="EUR" office:value="3356.1" calcext:value-type="currency">
            <text:p>3.356,10 €</text:p>
          </table:table-cell>
          <table:table-cell table:style-name="ce16" table:formula="of:=IF([.B2]&lt;[.$C$18];[.B2]*[.$C$19];([.B2]-[.$C$18])*[.$C$20]+([.$C$18]*[.$C$19]))" office:value-type="currency" office:currency="EUR" office:value="1118.7" calcext:value-type="currency">
            <text:p>1.118,70 €</text:p>
          </table:table-cell>
          <table:table-cell/>
        </table:table-row>
        <table:table-row table:style-name="ro1">
          <table:table-cell table:style-name="ce2" office:value-type="string" calcext:value-type="string">
            <text:p>Juguetes Adán, S.L.</text:p>
          </table:table-cell>
          <table:table-cell table:style-name="ce8" office:value-type="float" office:value="47383" calcext:value-type="float">
            <text:p>47383</text:p>
          </table:table-cell>
          <table:table-cell table:style-name="ce12" table:formula="of:=IF([.B3]&lt;[.B18];[.B3]*[.B19];([.B3]-[.B18])*[.B20]+([.B18]*[.B19]))" office:value-type="currency" office:currency="EUR" office:value="4264.47" calcext:value-type="currency">
            <text:p>4.264,47 €</text:p>
          </table:table-cell>
          <table:table-cell table:style-name="ce16" table:formula="of:=IF([.B3]&lt;[.$C$18];[.B3]*[.$C$19];([.B3]-[.$C$18])*[.$C$20]+([.$C$18]*[.$C$19]))" office:value-type="currency" office:currency="EUR" office:value="1421.49" calcext:value-type="currency">
            <text:p>1.421,49 €</text:p>
          </table:table-cell>
          <table:table-cell/>
        </table:table-row>
        <table:table-row table:style-name="ro1">
          <table:table-cell table:style-name="ce2" office:value-type="string" calcext:value-type="string">
            <text:p>Minería Reunida, S.A.</text:p>
          </table:table-cell>
          <table:table-cell table:style-name="ce8" office:value-type="float" office:value="57293" calcext:value-type="float">
            <text:p>57293</text:p>
          </table:table-cell>
          <table:table-cell table:style-name="ce12" table:formula="of:=IF([.B4]&lt;[.B18];[.B4]*[.B19];([.B4]-[.B18])*[.B20]+([.B18]*[.B19]))" office:value-type="currency" office:currency="EUR" office:value="5156.37" calcext:value-type="currency">
            <text:p>5.156,37 €</text:p>
          </table:table-cell>
          <table:table-cell table:style-name="ce16" table:formula="of:=IF([.B4]&lt;[.$C$18];[.B4]*[.$C$19];([.B4]-[.$C$18])*[.$C$20]+([.$C$18]*[.$C$19]))" office:value-type="currency" office:currency="EUR" office:value="2229.3" calcext:value-type="currency">
            <text:p>2.229,30 €</text:p>
          </table:table-cell>
          <table:table-cell/>
        </table:table-row>
        <table:table-row table:style-name="ro1">
          <table:table-cell table:style-name="ce2" office:value-type="string" calcext:value-type="string">
            <text:p>Metálicas David, S.A.</text:p>
          </table:table-cell>
          <table:table-cell table:style-name="ce8" office:value-type="float" office:value="76382" calcext:value-type="float">
            <text:p>76382</text:p>
          </table:table-cell>
          <table:table-cell table:style-name="ce12" table:formula="of:=IF([.B5]&lt;[.B18];[.B5]*[.B19];([.B5]-[.B18])*[.B20]+([.B18]*[.B19]))" office:value-type="currency" office:currency="EUR" office:value="6874.38" calcext:value-type="currency">
            <text:p>6.874,38 €</text:p>
          </table:table-cell>
          <table:table-cell table:style-name="ce16" table:formula="of:=IF([.B5]&lt;[.$C$18];[.B5]*[.$C$19];([.B5]-[.$C$18])*[.$C$20]+([.$C$18]*[.$C$19]))" office:value-type="currency" office:currency="EUR" office:value="4138.2" calcext:value-type="currency">
            <text:p>4.138,20 €</text:p>
          </table:table-cell>
          <table:table-cell/>
        </table:table-row>
        <table:table-row table:style-name="ro1">
          <table:table-cell table:style-name="ce2" office:value-type="string" calcext:value-type="string">
            <text:p>Landes&amp;Co, S.A.U.</text:p>
          </table:table-cell>
          <table:table-cell table:style-name="ce8" office:value-type="float" office:value="93271" calcext:value-type="float">
            <text:p>93271</text:p>
          </table:table-cell>
          <table:table-cell table:style-name="ce12" table:formula="of:=IF([.B6]&lt;[.B18];[.B6]*[.B19];([.B6]-[.B18])*[.B20]+([.B18]*[.B19]))" office:value-type="currency" office:currency="EUR" office:value="8394.39" calcext:value-type="currency">
            <text:p>8.394,39 €</text:p>
          </table:table-cell>
          <table:table-cell table:style-name="ce16" table:formula="of:=IF([.B6]&lt;[.$C$18];[.B6]*[.$C$19];([.B6]-[.$C$18])*[.$C$20]+([.$C$18]*[.$C$19]))" office:value-type="currency" office:currency="EUR" office:value="5827.1" calcext:value-type="currency">
            <text:p>5.827,10 €</text:p>
          </table:table-cell>
          <table:table-cell/>
        </table:table-row>
        <table:table-row table:style-name="ro1">
          <table:table-cell table:style-name="ce2" office:value-type="string" calcext:value-type="string">
            <text:p>Ventas Mirador, S.A.</text:p>
          </table:table-cell>
          <table:table-cell table:style-name="ce8" office:value-type="float" office:value="94383" calcext:value-type="float">
            <text:p>94383</text:p>
          </table:table-cell>
          <table:table-cell table:style-name="ce12" table:formula="of:=IF([.B7]&lt;[.B18];[.B7]*[.B19];([.B7]-[.B18])*[.B20]+([.B18]*[.B19]))" office:value-type="currency" office:currency="EUR" office:value="8494.47" calcext:value-type="currency">
            <text:p>8.494,47 €</text:p>
          </table:table-cell>
          <table:table-cell table:style-name="ce16" table:formula="of:=IF([.B7]&lt;[.$C$18];[.B7]*[.$C$19];([.B7]-[.$C$18])*[.$C$20]+([.$C$18]*[.$C$19]))" office:value-type="currency" office:currency="EUR" office:value="5938.3" calcext:value-type="currency">
            <text:p>5.938,30 €</text:p>
          </table:table-cell>
          <table:table-cell/>
        </table:table-row>
        <table:table-row table:style-name="ro1">
          <table:table-cell table:style-name="ce2" office:value-type="string" calcext:value-type="string">
            <text:p>Comidas El Rápido, S.L.</text:p>
          </table:table-cell>
          <table:table-cell table:style-name="ce8" office:value-type="float" office:value="127391" calcext:value-type="float">
            <text:p>127391</text:p>
          </table:table-cell>
          <table:table-cell table:style-name="ce12" table:formula="of:=IF([.B8]&lt;[.B18];[.B8]*[.B19];([.B8]-[.B18])*[.B20]+([.B18]*[.B19]))" office:value-type="currency" office:currency="EUR" office:value="10917.37" calcext:value-type="currency">
            <text:p>10.917,37 €</text:p>
          </table:table-cell>
          <table:table-cell table:style-name="ce16" table:formula="of:=IF([.B8]&lt;[.$C$18];[.B8]*[.$C$19];([.B8]-[.$C$18])*[.$C$20]+([.$C$18]*[.$C$19]))" office:value-type="currency" office:currency="EUR" office:value="9239.1" calcext:value-type="currency">
            <text:p>9.239,10 €</text:p>
          </table:table-cell>
          <table:table-cell/>
        </table:table-row>
        <table:table-row table:style-name="ro1">
          <table:table-cell table:style-name="ce2" office:value-type="string" calcext:value-type="string">
            <text:p>Papelería Central, S.A.</text:p>
          </table:table-cell>
          <table:table-cell table:style-name="ce8" office:value-type="float" office:value="139726" calcext:value-type="float">
            <text:p>139726</text:p>
          </table:table-cell>
          <table:table-cell table:style-name="ce12" table:formula="of:=IF([.B9]&lt;[.B18];[.B9]*[.B19];([.B9]-[.B18])*[.B20]+([.B18]*[.B19]))" office:value-type="currency" office:currency="EUR" office:value="11780.82" calcext:value-type="currency">
            <text:p>11.780,82 €</text:p>
          </table:table-cell>
          <table:table-cell table:style-name="ce16" table:formula="of:=IF([.B9]&lt;[.$C$18];[.B9]*[.$C$19];([.B9]-[.$C$18])*[.$C$20]+([.$C$18]*[.$C$19]))" office:value-type="currency" office:currency="EUR" office:value="10472.6" calcext:value-type="currency">
            <text:p>10.472,60 €</text:p>
          </table:table-cell>
          <table:table-cell/>
        </table:table-row>
        <table:table-row table:style-name="ro1">
          <table:table-cell table:style-name="ce2" office:value-type="string" calcext:value-type="string">
            <text:p>Minería Alicantina, Coop.</text:p>
          </table:table-cell>
          <table:table-cell table:style-name="ce8" office:value-type="float" office:value="182755" calcext:value-type="float">
            <text:p>182755</text:p>
          </table:table-cell>
          <table:table-cell table:style-name="ce12" table:formula="of:=IF([.B10]&lt;[.B18];[.B10]*[.B19];([.B10]-[.B18])*[.B20]+([.B18]*[.B19]))" office:value-type="currency" office:currency="EUR" office:value="14792.85" calcext:value-type="currency">
            <text:p>14.792,85 €</text:p>
          </table:table-cell>
          <table:table-cell table:style-name="ce16" table:formula="of:=IF([.B10]&lt;[.$C$18];[.B10]*[.$C$19];([.B10]-[.$C$18])*[.$C$20]+([.$C$18]*[.$C$19]))" office:value-type="currency" office:currency="EUR" office:value="14775.5" calcext:value-type="currency">
            <text:p>14.775,50 €</text:p>
          </table:table-cell>
          <table:table-cell/>
        </table:table-row>
        <table:table-row table:style-name="ro1">
          <table:table-cell table:style-name="ce2" office:value-type="string" calcext:value-type="string">
            <text:p>Bloques de Construcción Cerámico, S.L.</text:p>
          </table:table-cell>
          <table:table-cell table:style-name="ce8" office:value-type="float" office:value="268310" calcext:value-type="float">
            <text:p>268310</text:p>
          </table:table-cell>
          <table:table-cell table:style-name="ce12" table:formula="of:=IF([.B11]&lt;[.B18];[.B11]*[.B19];([.B11]-[.B18])*[.B20]+([.B18]*[.B19]))" office:value-type="currency" office:currency="EUR" office:value="20781.7" calcext:value-type="currency">
            <text:p>20.781,70 €</text:p>
          </table:table-cell>
          <table:table-cell table:style-name="ce16" table:formula="of:=IF([.B11]&lt;[.$C$18];[.B11]*[.$C$19];([.B11]-[.$C$18])*[.$C$20]+([.$C$18]*[.$C$19]))" office:value-type="currency" office:currency="EUR" office:value="23331" calcext:value-type="currency">
            <text:p>23.331,00 €</text:p>
          </table:table-cell>
          <table:table-cell/>
        </table:table-row>
        <table:table-row table:style-name="ro1">
          <table:table-cell table:style-name="ce2" office:value-type="string" calcext:value-type="string">
            <text:p>A1 Productos de Goma, S.A.</text:p>
          </table:table-cell>
          <table:table-cell table:style-name="ce8" office:value-type="float" office:value="312094" calcext:value-type="float">
            <text:p>312094</text:p>
          </table:table-cell>
          <table:table-cell table:style-name="ce12" table:formula="of:=IF([.B12]&lt;[.B18];[.B12]*[.B19];([.B12]-[.B18])*[.B20]+([.B18]*[.B19]))" office:value-type="currency" office:currency="EUR" office:value="23846.58" calcext:value-type="currency">
            <text:p>23.846,58 €</text:p>
          </table:table-cell>
          <table:table-cell table:style-name="ce16" table:formula="of:=IF([.B12]&lt;[.$C$18];[.B12]*[.$C$19];([.B12]-[.$C$18])*[.$C$20]+([.$C$18]*[.$C$19]))" office:value-type="currency" office:currency="EUR" office:value="27709.4" calcext:value-type="currency">
            <text:p>27.709,40 €</text:p>
          </table:table-cell>
          <table:table-cell/>
        </table:table-row>
        <table:table-row table:style-name="ro1">
          <table:table-cell table:style-name="ce2" office:value-type="string" calcext:value-type="string">
            <text:p>Lavandería Lopez y Lopez, S.L.</text:p>
          </table:table-cell>
          <table:table-cell table:style-name="ce8" office:value-type="float" office:value="618324" calcext:value-type="float">
            <text:p>618324</text:p>
          </table:table-cell>
          <table:table-cell table:style-name="ce12" table:formula="of:=IF([.B13]&lt;[.B18];[.B13]*[.B19];([.B13]-[.B18])*[.B20]+([.B18]*[.B19]))" office:value-type="currency" office:currency="EUR" office:value="45282.68" calcext:value-type="currency">
            <text:p>45.282,68 €</text:p>
          </table:table-cell>
          <table:table-cell table:style-name="ce16" table:formula="of:=IF([.B13]&lt;[.$C$18];[.B13]*[.$C$19];([.B13]-[.$C$18])*[.$C$20]+([.$C$18]*[.$C$19]))" office:value-type="currency" office:currency="EUR" office:value="58332.4" calcext:value-type="currency">
            <text:p>58.332,40 €</text:p>
          </table:table-cell>
          <table:table-cell/>
        </table:table-row>
        <table:table-row table:style-name="ro2">
          <table:table-cell table:style-name="ce3" table:number-columns-repeated="4"/>
          <table:table-cell/>
        </table:table-row>
        <table:table-row table:style-name="ro1">
          <table:table-cell table:style-name="ce4" office:value-type="string" calcext:value-type="string">
            <text:p>Total ingresos</text:p>
          </table:table-cell>
          <table:table-cell table:style-name="ce9"/>
          <table:table-cell table:style-name="ce13" table:formula="of:=SUM([.C2:.C13])" office:value-type="currency" office:currency="EUR" office:value="163942.18" calcext:value-type="currency">
            <text:p>163.942,18 €</text:p>
          </table:table-cell>
          <table:table-cell table:style-name="ce17" table:formula="of:=SUM([.D2:.D13])" office:value-type="currency" office:currency="EUR" office:value="164533.09" calcext:value-type="currency">
            <text:p>164.533,09 €</text:p>
          </table:table-cell>
          <table:table-cell table:style-name="ce18"/>
        </table:table-row>
        <table:table-row table:style-name="ro2">
          <table:table-cell table:style-name="ce5"/>
          <table:table-cell table:style-name="ce10"/>
          <table:table-cell table:style-name="ce14"/>
          <table:table-cell table:number-columns-repeated="2"/>
        </table:table-row>
        <table:table-row table:style-name="ro2">
          <table:table-cell table:style-name="ce6"/>
          <table:table-cell table:style-name="ce7" office:value-type="string" calcext:value-type="string">
            <text:p>Tarifa antigua</text:p>
          </table:table-cell>
          <table:table-cell table:style-name="ce7" office:value-type="string" calcext:value-type="string">
            <text:p>Tarifa nueva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Corte</text:p>
          </table:table-cell>
          <table:table-cell table:style-name="ce11" office:value-type="float" office:value="100000" calcext:value-type="float">
            <text:p>100000</text:p>
          </table:table-cell>
          <table:table-cell table:style-name="ce11" office:value-type="float" office:value="50000" calcext:value-type="float">
            <text:p>5000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ur/L &lt; 100000</text:p>
          </table:table-cell>
          <table:table-cell table:style-name="ce11" office:value-type="float" office:value="0.09" calcext:value-type="float">
            <text:p>0,09</text:p>
          </table:table-cell>
          <table:table-cell table:style-name="ce11" office:value-type="float" office:value="0.03" calcext:value-type="float">
            <text:p>0,03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Eur/L &gt;= 100000</text:p>
          </table:table-cell>
          <table:table-cell table:style-name="ce11" office:value-type="float" office:value="0.07" calcext:value-type="float">
            <text:p>0,07</text:p>
          </table:table-cell>
          <table:table-cell table:style-name="ce11" office:value-type="float" office:value="0.1" calcext:value-type="float">
            <text:p>0,1</text:p>
          </table:table-cell>
          <table:table-cell table:number-columns-repeated="2"/>
        </table:table-row>
        <table:table-row table:style-name="ro3" table:number-rows-repeated="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4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 table:number-rows-repeated="2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3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Hoja1.B2:Hoja1.B13">
            <calcext:condition calcext:apply-style-name="Sin título1" calcext:value="&gt;[$Hoja1.$B$18]" calcext:base-cell-address="Hoja1.B2"/>
            <calcext:condition calcext:apply-style-name="Heading" calcext:value="=0" calcext:base-cell-address="Hoja1.B2"/>
          </calcext:conditional-format>
          <calcext:conditional-format calcext:target-range-address="Hoja1.C2:Hoja1.C13">
            <calcext:condition calcext:apply-style-name="Heading" calcext:value="=0" calcext:base-cell-address="Hoja1.C2"/>
          </calcext:conditional-format>
          <calcext:conditional-format calcext:target-range-address="Hoja1.D15:Hoja1.D15">
            <calcext:condition calcext:apply-style-name="Sin título9" calcext:value="formula-is(IF([.$D$15]-[.$C$15]&lt;=[.$C$15]*0.01;1;0))" calcext:base-cell-address="Hoja1.D15"/>
            <calcext:condition calcext:apply-style-name="Sin título8" calcext:value="formula-is(IF([.$D$15]-[.$C$15]&lt;=[.$C$15]*0.05;2;0))" calcext:base-cell-address="Hoja1.D15"/>
            <calcext:condition calcext:apply-style-name="Sin título5" calcext:value="formula-is(IF([.$D$15]-[.$C$15]&gt;[.$C$15]*0.05;3;0))" calcext:base-cell-address="Hoja1.D1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ext-properties fo:color="#ff0000"/>
    </style:style>
    <style:style style:name="Sin_20_título2" style:display-name="Sin título2" style:family="table-cell" style:parent-style-name="Default">
      <style:text-properties fo:color="#00ff00"/>
    </style:style>
    <style:style style:name="Sin_20_título3" style:display-name="Sin título3" style:family="table-cell" style:parent-style-name="Default">
      <style:text-properties fo:color="#00ff00"/>
    </style:style>
    <style:style style:name="Sin_20_título4" style:display-name="Sin título4" style:family="table-cell" style:parent-style-name="Default">
      <style:text-properties fo:color="#dd4814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008000"/>
    </style:style>
    <style:style style:name="Sin_20_título7" style:display-name="Sin título7" style:family="table-cell" style:parent-style-name="Default">
      <style:text-properties fo:color="#e6ff00"/>
    </style:style>
    <style:style style:name="Sin_20_título8" style:display-name="Sin título8" style:family="table-cell" style:parent-style-name="Default">
      <style:text-properties fo:color="#ff950e"/>
    </style:style>
    <style:style style:name="Sin_20_título9" style:display-name="Sin título9" style:family="table-cell" style:parent-style-name="Default">
      <style:text-properties fo:color="#008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9">00/00/0000</text:date>, <text:time style:data-style-name="N2" text:time-value="0000-00-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Esquitino</meta:initial-creator>
    <meta:creation-date>2013-10-28T08:27:28.898705940</meta:creation-date>
    <dc:date>2013-10-29T12:05:14.938577384</dc:date>
    <dc:creator>Fernando Esquitino</dc:creator>
    <meta:editing-duration>PT9M28S</meta:editing-duration>
    <meta:editing-cycles>4</meta:editing-cycles>
    <meta:generator>LibreOffice/4.1.2.3$Linux_X86_64 LibreOffice_project/410m0$Build-3</meta:generator>
    <meta:document-statistic meta:table-count="1" meta:cell-count="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4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104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01cm" svg:height="11.493cm" xlink:href=".." xlink:type="simple" chart:class="chart:bar" chart:style-name="ch1">
        <chart:legend chart:legend-position="top" svg:x="5.269cm" svg:y="0.778cm" style:legend-expansion="wide" chart:style-name="ch2"/>
        <chart:plot-area chart:style-name="ch3" table:cell-range-address="Hoja1.A2:Hoja1.A13 Hoja1.C1:Hoja1.D13" chart:data-source-has-labels="both" svg:x="0.872cm" svg:y="1.834cm" svg:width="19.385cm" svg:height="9.01cm">
          <chartooo:coordinate-region svg:x="3.04cm" svg:y="2.033cm" svg:width="17.217cm" svg:height="3.865cm"/>
          <chart:axis chart:dimension="x" chart:name="primary-x" chart:style-name="ch4" chartooo:axis-type="auto">
            <chartooo:date-scale/>
            <chart:categories table:cell-range-address="Hoja1.A2:Hoja1.A13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Hoja1.C2:Hoja1.C13" chart:label-cell-address="Hoja1.C1:Hoja1.C1" chart:class="chart:bar">
            <chart:data-point chart:repeated="12"/>
          </chart:series>
          <chart:series chart:style-name="ch8" chart:values-cell-range-address="Hoja1.D2:Hoja1.D13" chart:label-cell-address="Hoja1.D1:Hoja1.D1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greso Eur/Mes tarifa actual</text:p>
                <draw:g>
                  <svg:desc>Hoja1.C1:Hoja1.C1</svg:desc>
                </draw:g>
              </table:table-cell>
              <table:table-cell office:value-type="string">
                <text:p>Ingreso Eur/Mes tarifa propuesta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abricaciones Wiki, S.L.</text:p>
                <draw:g>
                  <svg:desc>Hoja1.A2:Hoja1.A13</svg:desc>
                </draw:g>
              </table:table-cell>
              <table:table-cell office:value-type="float" office:value="3356.1">
                <text:p>3356.1</text:p>
                <draw:g>
                  <svg:desc>Hoja1.C2:Hoja1.C13</svg:desc>
                </draw:g>
              </table:table-cell>
              <table:table-cell office:value-type="float" office:value="1118.7">
                <text:p>1118.7</text:p>
                <draw:g>
                  <svg:desc>Hoja1.D2:Hoja1.D13</svg:desc>
                </draw:g>
              </table:table-cell>
            </table:table-row>
            <table:table-row>
              <table:table-cell office:value-type="string">
                <text:p>Juguetes Adán, S.L.</text:p>
              </table:table-cell>
              <table:table-cell office:value-type="float" office:value="4264.47">
                <text:p>4264.47</text:p>
              </table:table-cell>
              <table:table-cell office:value-type="float" office:value="1421.49">
                <text:p>1421.49</text:p>
              </table:table-cell>
            </table:table-row>
            <table:table-row>
              <table:table-cell office:value-type="string">
                <text:p>Minería Reunida, S.A.</text:p>
              </table:table-cell>
              <table:table-cell office:value-type="float" office:value="5156.37">
                <text:p>5156.37</text:p>
              </table:table-cell>
              <table:table-cell office:value-type="float" office:value="2229.3">
                <text:p>2229.3</text:p>
              </table:table-cell>
            </table:table-row>
            <table:table-row>
              <table:table-cell office:value-type="string">
                <text:p>Metálicas David, S.A.</text:p>
              </table:table-cell>
              <table:table-cell office:value-type="float" office:value="6874.38">
                <text:p>6874.38</text:p>
              </table:table-cell>
              <table:table-cell office:value-type="float" office:value="4138.2">
                <text:p>4138.2</text:p>
              </table:table-cell>
            </table:table-row>
            <table:table-row>
              <table:table-cell office:value-type="string">
                <text:p>Landes&amp;Co, S.A.U.</text:p>
              </table:table-cell>
              <table:table-cell office:value-type="float" office:value="8394.39">
                <text:p>8394.39</text:p>
              </table:table-cell>
              <table:table-cell office:value-type="float" office:value="5827.1">
                <text:p>5827.1</text:p>
              </table:table-cell>
            </table:table-row>
            <table:table-row>
              <table:table-cell office:value-type="string">
                <text:p>Ventas Mirador, S.A.</text:p>
              </table:table-cell>
              <table:table-cell office:value-type="float" office:value="8494.47">
                <text:p>8494.47</text:p>
              </table:table-cell>
              <table:table-cell office:value-type="float" office:value="5938.3">
                <text:p>5938.3</text:p>
              </table:table-cell>
            </table:table-row>
            <table:table-row>
              <table:table-cell office:value-type="string">
                <text:p>Comidas El Rápido, S.L.</text:p>
              </table:table-cell>
              <table:table-cell office:value-type="float" office:value="10917.37">
                <text:p>10917.37</text:p>
              </table:table-cell>
              <table:table-cell office:value-type="float" office:value="9239.1">
                <text:p>9239.1</text:p>
              </table:table-cell>
            </table:table-row>
            <table:table-row>
              <table:table-cell office:value-type="string">
                <text:p>Papelería Central, S.A.</text:p>
              </table:table-cell>
              <table:table-cell office:value-type="float" office:value="11780.82">
                <text:p>11780.82</text:p>
              </table:table-cell>
              <table:table-cell office:value-type="float" office:value="10472.6">
                <text:p>10472.6</text:p>
              </table:table-cell>
            </table:table-row>
            <table:table-row>
              <table:table-cell office:value-type="string">
                <text:p>Minería Alicantina, Coop.</text:p>
              </table:table-cell>
              <table:table-cell office:value-type="float" office:value="14792.85">
                <text:p>14792.85</text:p>
              </table:table-cell>
              <table:table-cell office:value-type="float" office:value="14775.5">
                <text:p>14775.5</text:p>
              </table:table-cell>
            </table:table-row>
            <table:table-row>
              <table:table-cell office:value-type="string">
                <text:p>Bloques de Construcción Cerámico, S.L.</text:p>
              </table:table-cell>
              <table:table-cell office:value-type="float" office:value="20781.7">
                <text:p>20781.7</text:p>
              </table:table-cell>
              <table:table-cell office:value-type="float" office:value="23331">
                <text:p>23331</text:p>
              </table:table-cell>
            </table:table-row>
            <table:table-row>
              <table:table-cell office:value-type="string">
                <text:p>A1 Productos de Goma, S.A.</text:p>
              </table:table-cell>
              <table:table-cell office:value-type="float" office:value="23846.58">
                <text:p>23846.58</text:p>
              </table:table-cell>
              <table:table-cell office:value-type="float" office:value="27709.4">
                <text:p>27709.4</text:p>
              </table:table-cell>
            </table:table-row>
            <table:table-row>
              <table:table-cell office:value-type="string">
                <text:p>Lavandería Lopez y Lopez, S.L.</text:p>
              </table:table-cell>
              <table:table-cell office:value-type="float" office:value="45282.68">
                <text:p>45282.68</text:p>
              </table:table-cell>
              <table:table-cell office:value-type="float" office:value="58332.4">
                <text:p>5833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